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ffff" draw:stroke="none" fo:margin="1.000000000000000pt" style:wrap="biggest" style:wrap-dynamic-threshold="0.000000000000000pt" svg:fill-rule="nonzero"/>
    </style:style>
    <style:style style:name="gr3" style:family="graphic">
      <style:graphic-properties draw:fill="solid" draw:fill-color="#000000" draw:stroke="none" fo:margin="1.000000000000000pt" style:wrap="biggest" style:wrap-dynamic-threshold="0.000000000000000pt" svg:fill-rule="nonzero"/>
    </style:style>
    <style:style style:name="gr4" style:family="graphic">
      <style:graphic-properties draw:fill="solid" draw:fill-color="#0569a5" draw:stroke="none" fo:margin="1.000000000000000pt" style:wrap="biggest" style:wrap-dynamic-threshold="0.000000000000000pt" svg:fill-rule="nonzero"/>
    </style:style>
    <style:style style:name="gr5" style:family="graphic">
      <style:graphic-properties draw:fill="solid" draw:fill-color="#ffa814" draw:stroke="none" fo:margin="1.000000000000000pt" style:wrap="biggest" style:wrap-dynamic-threshold="0.000000000000000pt" svg:fill-rule="nonzero"/>
    </style:style>
    <style:style style:name="gr6" style:family="graphic">
      <style:graphic-properties draw:fill="solid" draw:fill-color="#008240" draw:stroke="none" fo:margin="1.000000000000000pt" style:wrap="biggest" style:wrap-dynamic-threshold="0.000000000000000pt" svg:fill-rule="nonzero"/>
    </style:style>
    <style:style style:name="gr7" style:family="graphic">
      <style:graphic-properties draw:fill="solid" draw:fill-color="#fa142f" draw:stroke="none" fo:margin="1.000000000000000pt" style:wrap="biggest" style:wrap-dynamic-threshold="0.000000000000000pt" svg:fill-rule="nonzero"/>
    </style:style>
    <style:style style:name="dp2" style:family="drawing-page"/>
  </office:automatic-styles>
  <office:body>
    <office:drawing>
      <draw:page draw:name="page1" draw:id="page1" draw:master-page-name="Default1" draw:style-name="dp2">
        <draw:layer-set>
          <draw:layer draw:name="g2286"/>
        </draw:layer-set>
        <draw:g draw:style-name="gr1" draw:id="shape1" svg:y="-0.03476167825pt">
          <draw:rect draw:style-name="gr2" draw:id="shape2" draw:name="rect2284" draw:layer="g2286" svg:width="715.94180000000pt" svg:height="475.83242400000pt" draw:transform="matrix(0.20980528000 0.00000000000 0.00000000000 0.20980528000 0.08392210938pt 0.08392211072pt)"/>
          <draw:g draw:style-name="gr1" draw:id="shape3" draw:name="g2252" svg:y="23.69762585779pt">
            <draw:path draw:style-name="gr3" draw:id="shape4" draw:name="path16" draw:layer="g2286" svg:width="22.38540156452pt" svg:height="18.52213248000pt" draw:transform="matrix(0.83922112000 0.00000000000 0.00000000000 0.83922112000 57.06088671427pt 45.29892189529pt)" svg:viewBox="0 0 22 19" svg:d="M22.3854 14.0182C22.0463 14.0369 21.7041 14.0523 21.3557 14.0523C13.6267 14.0523 7.08161 8.84476 4.84641 1.64252C3.76736 0.954348 1.48598 0.187461 0 0C1.75424 10.5149 10.6455 18.5221 21.3557 18.5221C21.6948 18.5221 22.0309 18.5132 22.3669 18.497C22.2313 16.8204 22.2004 15.6437 22.3823 14.0239" koffice:nodeTypes="ccccccc"/>
            <draw:path draw:style-name="gr3" draw:id="shape5" draw:name="path18" draw:layer="g2286" svg:width="43.38341774640pt" svg:height="42.05502709125pt" draw:transform="matrix(0.83922112000 0.00000000000 0.00000000000 0.83922112000 56.99797869912pt 23.68119214732pt)" svg:viewBox="0 0 43 42" svg:d="M29.4628 42.055C37.6083 38.8999 43.3834 31.0065 43.3834 21.7633C43.3834 9.74401 33.6118 -0.00308479 21.5629 7.3236e-07C10.6403 7.3236e-07 1.59804 8.01374 0 18.4689C1.50804 18.5892 3.0844 18.9816 4.29765 19.3187C5.49231 10.8722 12.7658 4.37282 21.5629 4.37282C31.1945 4.37282 39.0016 12.1642 39.0048 21.772C39.0048 28.3118 35.3928 34.0073 30.0467 36.9805C29.4445 39.0882 29.4167 40.6396 29.4628 42.0519" koffice:nodeTypes="ccccccccc"/>
            <draw:path draw:style-name="gr4" draw:id="shape6" draw:name="path20" draw:layer="g2286" svg:width="43.88762384404pt" svg:height="44.04382770859pt" draw:transform="matrix(0.83922112000 0.00000000000 0.00000000000 0.83922112000 16.23278594004pt 23.66286417954pt)" svg:viewBox="0 0 44 44" svg:d="M21.9406 0C9.82182 0 0 9.85803 0 22.0233C0 34.1829 9.82182 44.0438 21.9406 44.0438C22.2871 44.0438 22.6304 44.0342 22.9737 44.0158C22.852 42.8432 22.7926 40.9111 22.9893 39.6008C22.646 39.6224 22.2965 39.6352 21.9406 39.6352C12.253 39.6352 4.4006 31.7561 4.4006 22.0329C4.4006 12.3088 12.253 4.42732 21.9406 4.42732C31.6282 4.42732 39.487 12.3088 39.487 22.0329C39.487 28.6426 35.8572 34.3982 30.4892 37.4061C30.0428 38.9629 29.8274 40.3668 29.8899 42.5463C38.0826 39.3535 43.8876 31.3687 43.8876 22.0233C43.8876 9.86123 34.0626 0 21.9438 0" koffice:nodeTypes="ccccccccccccc"/>
            <draw:path draw:style-name="gr5" draw:id="shape7" draw:name="path22" draw:layer="g2286" svg:width="22.37926565217pt" svg:height="18.52862520889pt" draw:transform="matrix(0.83922112000 0.00000000000 0.00000000000 0.83922112000 54.07117825869pt 40.28440785906pt)" svg:viewBox="0 0 22 19" svg:d="M1.0265 0.0064933C0.687412 0.0064933 0.3514 0.0194799 0.0153881 0.0349015C0.15104 1.71261 0.181895 2.88546 0 4.51203C0.33909 4.49012 0.681257 4.47713 1.02958 4.47713C8.76054 4.47388 15.3048 9.68638 17.5335 16.8866C18.6154 17.5749 20.8934 18.3419 22.3793 18.5286C20.6253 8.01192 11.7353 0 1.0265 0" koffice:nodeTypes="ccccccc"/>
            <draw:path draw:style-name="gr5" draw:id="shape8" draw:name="path24" draw:layer="g2286" svg:width="43.37723931818pt" svg:height="42.87329293714pt" draw:transform="matrix(0.83922112000 0.00000000000 0.00000000000 0.83922112000 36.51044275385pt 41.54323953906pt)" svg:viewBox="0 0 43 43" svg:d="M13.9192 0C5.77438 3.22421 0 11.2876 0 20.7282C0 32.331 8.71892 41.8565 19.8456 42.8733L23.7986 42.8733C33.8175 41.9551 41.8817 34.1245 43.3772 24.0971C41.8693 23.9734 40.2962 23.5725 39.0767 23.229C37.8821 31.8573 30.6123 38.4973 21.8159 38.4973C12.1847 38.4973 4.37495 30.5406 4.37495 20.7217C4.37495 14.0405 7.98973 8.22177 13.3328 5.18427C13.9347 3.03103 13.9658 1.446 13.9192 1.14863e-14" koffice:nodeTypes="cccccccccc"/>
            <draw:path draw:style-name="gr6" draw:id="shape9" draw:name="path26" draw:layer="g2286" svg:width="22.37865408000pt" svg:height="18.52862520889pt" draw:transform="matrix(0.83922112000 0.00000000000 0.00000000000 0.83922112000 94.61072997092pt 40.28440785906pt)" svg:viewBox="0 0 22 19" svg:d="M1.02665 0.0064933C0.687324 0.0064933 0.351158 0.0194799 0.0126259 0.0349015C0.148355 1.71261 0.17913 2.88546 0 4.51203C0.339322 4.49012 0.681011 4.47713 1.0298 4.47713C8.75765 4.47388 15.3018 9.68638 17.5335 16.8866C18.6153 17.5749 20.8935 18.3419 22.3787 18.5286C20.6252 8.01192 11.7382 0 1.02665 0" koffice:nodeTypes="ccccccc"/>
            <draw:path draw:style-name="gr6" draw:id="shape10" draw:name="path28" draw:layer="g2286" svg:width="43.38315719182pt" svg:height="42.87329293714pt" draw:transform="matrix(0.83922112000 0.00000000000 0.00000000000 0.83922112000 77.04744323387pt 41.54323953906pt)" svg:viewBox="0 0 43 43" svg:d="M13.9231 0C5.77437 3.22421 0 11.2876 0 20.7282C0 32.331 8.72229 41.8565 19.8467 42.8733L23.8003 42.8733C33.8165 41.9551 41.8842 34.1245 43.3832 24.0971C41.8754 23.9734 40.2986 23.5725 39.0856 23.229C37.8909 31.8573 30.6208 38.4973 21.8239 38.4973C12.1921 38.4973 4.37866 30.5406 4.37866 20.7217C4.37866 14.0405 7.99067 8.22177 13.3368 5.18427C13.939 3.03103 13.9668 1.446 13.9231 1.14863e-14" koffice:nodeTypes="cccccccccc"/>
            <draw:path draw:style-name="gr7" draw:id="shape11" draw:name="path30" draw:layer="g2286" svg:width="43.35277510395pt" svg:height="44.04549495484pt" draw:transform="matrix(0.83922112000 0.00000000000 0.00000000000 0.83922112000 97.57150208228pt 23.66760035763pt)" svg:viewBox="0 0 43 44" svg:d="M25.9542 0.460194C14.1603 -2.00076 2.62131 5.65359 0.180259 17.563C0.111967 17.9039 0.0532043 18.2441 0 18.5819C1.16017 18.698 3.04615 19.0261 4.27779 19.4888C4.32464 19.1446 4.3834 18.8012 4.45487 18.4506C6.40278 8.93048 15.6278 2.80828 25.0576 4.77794C34.4875 6.74455 40.552 16.059 38.6041 25.5823C36.6554 35.1032 27.4272 41.228 17.9942 39.2582C11.5858 37.9199 6.73471 33.1862 4.89797 27.2992C3.48052 26.5452 2.15914 26.0481 0.0341461 25.6704C1.48019 34.3652 8.05291 41.6906 17.1199 43.5852C28.913 46.0465 40.4559 38.3921 42.897 26.4796C45.3348 14.5702 37.7505 2.92082 25.9542 0.457072" koffice:nodeTypes="ccccccccccccc"/>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26:34</dc:date>
    <meta:creation-date>2011-05-22T06:12:04</meta:creation-date>
    <dc:creator>Yue Liu</dc:creator>
  </office:meta>
</office:document-meta>
</file>